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8fcb"/>
    </style:style>
    <style:style style:name="P2" style:family="paragraph" style:parent-style-name="Standard">
      <style:text-properties officeooo:paragraph-rsid="00108fcb"/>
    </style:style>
    <style:style style:name="P3" style:family="paragraph" style:parent-style-name="Standard">
      <style:text-properties officeooo:rsid="000b14d9" officeooo:paragraph-rsid="0010e51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0e51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14d9" officeooo:paragraph-rsid="0010e51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0e51d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nce Kay John</text:p>
      <text:p text:style-name="P1">## System Test NotResponsive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2T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Y” when prompted for information related to the need for vasopressor support.</text:p>
      <text:p text:style-name="P1">9. Type “100.0” when prompted for the patient’s heart rate.</text:p>
      <text:p text:style-name="P1">10. Type “2.0” when prompted for the patient’s WBC count.</text:p>
      <text:p text:style-name="P1">11. Type “Y” when prompted for information related to whether or not the patient is inpatient.</text:p>
      <text:p text:style-name="P1">12. Type “N” when prompted for information related to whether or not the patient is responsive.</text:p>
      <text:p text:style-name="P1">13. <text:s/>Type “Y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N” when prompted for information related to whether or not the patient is immunocompromised.</text:p>
      <text:p text:style-name="P1">19. Type “2.0” when prompted for the patient’s baseline respiratory PaOxy/FaOxy.</text:p>
      <text:p text:style-name="P1">20. Type “2.0” when prompted for the patient’s current respiratory PaOxy/FaOxy.</text:p>
      <text:p text:style-name="P1">21. Type “1.0” when prompted for the patient’s baseline coagulation platelets.</text:p>
      <text:p text:style-name="P1">22. Type “1.0” when prompted for the patient’s current coagulation platelets.</text:p>
      <text:p text:style-name="P1">23. Type “2.0” when prompted for the patient’s baseline use of liver bilirubin.</text:p>
      <text:p text:style-name="P1">24. Type “2.0” when prompted for the patient’s current use of liver bilirubin.</text:p>
      <text:p text:style-name="P1">25. <text:s/>Type “3.0” when prompted for the patient’s baseline use of dopamine.</text:p>
      <text:p text:style-name="P1">26. <text:s/>Type “3.0” when prompted for the patient’s current use of dopamine.</text:p>
      <text:p text:style-name="P1">27. Type “Y” when prompted for information related to whether or not the patient had used any dobutamine yesterday.</text:p>
      <text:p text:style-name="P1">28. Type “Y” when prompted for information related to whether or not the patient had used any dobutamine recently.</text:p>
      <text:p text:style-name="P1">29. Type “1.0” when prompted for the patient’s baseline use of epinephrine.</text:p>
      <text:p text:style-name="P1">30. Type “1.0” when prompted for the patient’s current use of epinephrine.</text:p>
      <text:p text:style-name="P1">31. Type “2.4” when prompted for the patient’s baseline use of norepinephrine.</text:p>
      <text:p text:style-name="P1">32. Type “2.4” when prompted for the patient’s current use of norepinephrine.</text:p>
      <text:p text:style-name="P1">33. Type “2.2” when prompted for the patient’s baseline Glasgow coma scale.</text:p>
      <text:p text:style-name="P1">34. Type “2.2” when prompted for the patient’s current Glasgow coma scale.</text:p>
      <text:p text:style-name="P1"/>
      <text:p text:style-name="P1"/>
      <text:p text:style-name="P3"><text:soft-page-break/>After running the program, the console should display the information, follow this format. </text:p>
      <text:p text:style-name="P3"/>
      <text:p text:style-name="P3"><text:span text:style-name="T1"><text:s text:c="2"/>Time Reported: </text:span></text:p>
      <text:p text:style-name="P4"><text:span text:style-name="T1"><text:s text:c="2"/>PatientID: </text:span></text:p>
      <text:p text:style-name="P4"><text:span text:style-name="T1"><text:s text:c="2"/>Patient Name: </text:span></text:p>
      <text:p text:style-name="P4"><text:span text:style-name="T1"><text:s text:c="2"/>Age: </text:span></text:p>
      <text:p text:style-name="P4"><text:span text:style-name="T1"><text:s text:c="2"/>Location: </text:span></text:p>
      <text:p text:style-name="P4"><text:span text:style-name="T1"><text:s text:c="2"/>Body Temperature: </text:span></text:p>
      <text:p text:style-name="P4"><text:span text:style-name="T1"><text:s text:c="2"/>Heart Rate:</text:span></text:p>
      <text:p text:style-name="P4"><text:span text:style-name="T1"><text:s text:c="2"/>Respiratory Rate: </text:span></text:p>
      <text:p text:style-name="P4"><text:span text:style-name="T1"/></text:p>
      <text:p text:style-name="P5"><text:span text:style-name="T1">(Sepsis Determination)</text:span></text:p>
      <text:p text:style-name="P5"><text:span text:style-name="T1"/></text:p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4"><text:span text:style-name="T2">(Time Stamp)</text:span><text:span text:style-name="T1">: Is Pregnant: </text:span></text:p>
      <text:p text:style-name="P4"><text:span text:style-name="T2">(Time Stamp)</text:span><text:span text:style-name="T1">: Decline in baseline mental status: </text:span></text:p>
      <text:p text:style-name="P4"><text:span text:style-name="T2">(Time Stamp)</text:span><text:span text:style-name="T1">: Current Glasgow Coma Scale: </text:span></text:p>
      <text:p text:style-name="P4"><text:span text:style-name="T2">(Time Stamp)</text:span><text:span text:style-name="T1">: Current Respiratory PaOxy/FiOxy: </text:span></text:p>
      <text:p text:style-name="P4"><text:span text:style-name="T2">(Time Stamp)</text:span><text:span text:style-name="T1">: Cardiac arrhythmia: </text:span></text:p>
      <text:p text:style-name="P4"><text:span text:style-name="T2">(Time Stamp)</text:span><text:span text:style-name="T1">: is Immunocompromised: </text:span></text:p>
      <text:p text:style-name="P4"><text:span text:style-name="T2">(Time Stamp)</text:span><text:span text:style-name="T1">: Is Inpatient Status: </text:span></text:p>
      <text:p text:style-name="P4"><text:span text:style-name="T2">(Time Stamp)</text:span><text:span text:style-name="T1">: Using Any Doputamine Currently: </text:span></text:p>
      <text:p text:style-name="P4"><text:span text:style-name="T2">(Time Stamp)</text:span><text:span text:style-name="T1">: Current Norepinephrine: </text:span></text:p>
      <text:p text:style-name="P6"/>
      <text:p text:style-name="P4"><text:span text:style-name="T2">(Time Stamp)</text:span><text:span text:style-name="T1">: Baseline Dopamine: </text:span></text:p>
      <text:p text:style-name="P4"><text:span text:style-name="T2">(Time Stamp)</text:span><text:span text:style-name="T1">: Using Any Doputamine Baseline: </text:span></text:p>
      <text:p text:style-name="P4"><text:span text:style-name="T2">(Time Stamp)</text:span><text:span text:style-name="T1">: Baseline Respiratory PaOxy/FiOxy: </text:span></text:p>
      <text:p text:style-name="P4"><text:span text:style-name="T2">(Time Stamp)</text:span><text:span text:style-name="T1">: Baseline Epinephrine: </text:span></text:p>
      <text:p text:style-name="P4"><text:span text:style-name="T2">(Time Stamp)</text:span><text:span text:style-name="T1">: Baseline Norepinephrine: </text:span></text:p>
      <text:p text:style-name="P3"><text:span text:style-name="T1">(Time Stamp): Baseline Glasgow Coma Scal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09:42.467571382</meta:creation-date>
    <dc:date>2020-11-18T12:08:05.643215970</dc:date>
    <meta:editing-duration>PT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9" meta:word-count="622" meta:character-count="4084" meta:non-whitespace-character-count="3476"/>
  </office:meta>
</office:document-meta>
</file>